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661in"/>
    </style:style>
    <style:style style:name="co3" style:family="table-column">
      <style:table-column-properties fo:break-before="auto" style:column-width="1.2335in"/>
    </style:style>
    <style:style style:name="co4" style:family="table-column">
      <style:table-column-properties fo:break-before="auto" style:column-width="1.0165in"/>
    </style:style>
    <style:style style:name="co5" style:family="table-column">
      <style:table-column-properties fo:break-before="auto" style:column-width="1.0173in"/>
    </style:style>
    <style:style style:name="co6" style:family="table-column">
      <style:table-column-properties fo:break-before="auto" style:column-width="1.8193in"/>
    </style:style>
    <style:style style:name="co7" style:family="table-column">
      <style:table-column-properties fo:break-before="auto" style:column-width="0.8453in"/>
    </style:style>
    <style:style style:name="co8" style:family="table-column">
      <style:table-column-properties fo:break-before="auto" style:column-width="0.8102in"/>
    </style:style>
    <style:style style:name="co9" style:family="table-column">
      <style:table-column-properties fo:break-before="auto" style:column-width="1.1555in"/>
    </style:style>
    <style:style style:name="co10" style:family="table-column">
      <style:table-column-properties fo:break-before="auto" style:column-width="1.4138in"/>
    </style:style>
    <style:style style:name="co11" style:family="table-column">
      <style:table-column-properties fo:break-before="auto" style:column-width="1.0091in"/>
    </style:style>
    <style:style style:name="co12" style:family="table-column">
      <style:table-column-properties fo:break-before="auto" style:column-width="1.5091in"/>
    </style:style>
    <style:style style:name="co13" style:family="table-column">
      <style:table-column-properties fo:break-before="auto" style:column-width="1.379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51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52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53" style:family="table-cell" style:parent-style-name="Default" style:data-style-name="N1"/>
    <style:style style:name="ce28" style:family="table-cell" style:parent-style-name="Default" style:data-style-name="N2"/>
    <style:style style:name="ce55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56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 style:data-style-name="N143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57" style:family="table-cell" style:parent-style-name="Default" style:data-style-name="N142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22"/>
    <style:style style:name="ce35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36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">
      <style:text-properties fo:font-weight="bold" style:font-weight-asian="bold" style:font-weight-complex="bold"/>
    </style:style>
    <style:style style:name="ce39" style:family="table-cell" style:parent-style-name="Default" style:data-style-name="N141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4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7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59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rom CAD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table:style-name="ce22" office:value-type="string" calcext:value-type="string">
            <text:p>SINGLE SIDED</text:p>
          </table:table-cell>
          <table:table-cell table:style-name="ce23"/>
          <table:table-cell table:number-columns-repeated="3"/>
          <table:table-cell table:style-name="ce22"/>
          <table:table-cell table:style-name="ce23"/>
          <table:table-cell table:number-columns-repeated="4"/>
        </table:table-row>
        <table:table-row table:style-name="ro1">
          <table:table-cell table:style-name="ce22" office:value-type="string" calcext:value-type="string">
            <text:p>Belt 1</text:p>
          </table:table-cell>
          <table:table-cell table:style-name="ce23"/>
          <table:table-cell/>
          <table:table-cell office:value-type="string" calcext:value-type="string">
            <text:p>Tolerance</text:p>
          </table:table-cell>
          <table:table-cell/>
          <table:table-cell table:style-name="ce22" office:value-type="string" calcext:value-type="string">
            <text:p>Belt 2</text:p>
          </table:table-cell>
          <table:table-cell table:style-name="ce23"/>
          <table:table-cell table:number-columns-repeated="4"/>
        </table:table-row>
        <table:table-row table:style-name="ro1">
          <table:table-cell table:style-name="ce22" office:value-type="string" calcext:value-type="string">
            <text:p>Max Size</text:p>
          </table:table-cell>
          <table:table-cell table:style-name="ce51" office:value-type="float" office:value="2400" calcext:value-type="float">
            <text:p>2400</text:p>
          </table:table-cell>
          <table:table-cell office:value-type="string" calcext:value-type="string">
            <text:p>mm</text:p>
          </table:table-cell>
          <table:table-cell table:formula="of:=[.D4]*25.4" office:value-type="float" office:value="3.5052" calcext:value-type="float">
            <text:p>3.5052</text:p>
          </table:table-cell>
          <table:table-cell/>
          <table:table-cell table:style-name="ce22" office:value-type="string" calcext:value-type="string">
            <text:p>Max Size</text:p>
          </table:table-cell>
          <table:table-cell table:style-name="ce51" office:value-type="float" office:value="2400" calcext:value-type="float">
            <text:p>2400</text:p>
          </table:table-cell>
          <table:table-cell office:value-type="string" calcext:value-type="string">
            <text:p>mm</text:p>
          </table:table-cell>
          <table:table-cell table:number-columns-repeated="3"/>
        </table:table-row>
        <table:table-row table:style-name="ro1">
          <table:table-cell/>
          <table:table-cell table:style-name="ce52" table:formula="of:=[.B3]/25.4" office:value-type="float" office:value="94.488188976378" calcext:value-type="float">
            <text:p>94.49</text:p>
          </table:table-cell>
          <table:table-cell office:value-type="string" calcext:value-type="string">
            <text:p>in</text:p>
          </table:table-cell>
          <table:table-cell office:value-type="float" office:value="0.138" calcext:value-type="float">
            <text:p>0.138</text:p>
          </table:table-cell>
          <table:table-cell table:number-columns-repeated="2"/>
          <table:table-cell table:style-name="ce52" table:formula="of:=[.G3]/25.4" office:value-type="float" office:value="94.488188976378" calcext:value-type="float">
            <text:p>94.49</text:p>
          </table:table-cell>
          <table:table-cell office:value-type="string" calcext:value-type="string">
            <text:p>in</text:p>
          </table:table-cell>
          <table:table-cell table:number-columns-repeated="3"/>
        </table:table-row>
        <table:table-row table:style-name="ro1">
          <table:table-cell table:style-name="ce23" table:number-columns-repeated="2"/>
          <table:table-cell table:number-columns-repeated="3"/>
          <table:table-cell table:style-name="ce23" table:number-columns-repeated="2"/>
          <table:table-cell table:number-columns-repeated="4"/>
        </table:table-row>
        <table:table-row table:style-name="ro1">
          <table:table-cell table:style-name="ce24" office:value-type="string" calcext:value-type="string">
            <text:p>Current Size</text:p>
          </table:table-cell>
          <table:table-cell table:style-name="ce53" table:formula="of:=[.B7]*25.4" office:value-type="float" office:value="2397.7854" calcext:value-type="float">
            <text:p>2398</text:p>
          </table:table-cell>
          <table:table-cell table:style-name="ce55" office:value-type="string" calcext:value-type="string">
            <text:p>mm</text:p>
          </table:table-cell>
          <table:table-cell table:style-name="ce13" table:formula="of:=[.B3]-[.B6]" office:value-type="float" office:value="2.21460000000025" calcext:value-type="float">
            <text:p>2.2</text:p>
          </table:table-cell>
          <table:table-cell table:style-name="ce55" office:value-type="string" calcext:value-type="string">
            <text:p>Extra</text:p>
          </table:table-cell>
          <table:table-cell table:style-name="ce24" office:value-type="string" calcext:value-type="string">
            <text:p>Current Size</text:p>
          </table:table-cell>
          <table:table-cell table:style-name="ce53" table:formula="of:=[.G7]*25.4" office:value-type="float" office:value="2397.7854" calcext:value-type="float">
            <text:p>2398</text:p>
          </table:table-cell>
          <table:table-cell table:style-name="ce55" office:value-type="string" calcext:value-type="string">
            <text:p>mm</text:p>
          </table:table-cell>
          <table:table-cell table:style-name="ce13" table:formula="of:=[.G3]-[.G6]" office:value-type="float" office:value="2.21460000000025" calcext:value-type="float">
            <text:p>2.2</text:p>
          </table:table-cell>
          <table:table-cell table:style-name="ce55" office:value-type="string" calcext:value-type="string">
            <text:p>Extra</text:p>
          </table:table-cell>
          <table:table-cell table:style-name="ce57"/>
        </table:table-row>
        <table:table-row table:style-name="ro1">
          <table:table-cell/>
          <table:table-cell table:style-name="ce28" office:value-type="float" office:value="94.401" calcext:value-type="float">
            <text:p>94.40</text:p>
          </table:table-cell>
          <table:table-cell office:value-type="string" calcext:value-type="string">
            <text:p>in</text:p>
          </table:table-cell>
          <table:table-cell table:number-columns-repeated="3"/>
          <table:table-cell table:style-name="ce28" office:value-type="float" office:value="94.401" calcext:value-type="float">
            <text:p>94.40</text:p>
          </table:table-cell>
          <table:table-cell office:value-type="string" calcext:value-type="string">
            <text:p>in</text:p>
          </table:table-cell>
          <table:table-cell table:number-columns-repeated="3"/>
        </table:table-row>
        <table:table-row table:style-name="ro1">
          <table:table-cell/>
          <table:table-cell table:style-name="ce28"/>
          <table:table-cell table:number-columns-repeated="4"/>
          <table:table-cell table:style-name="ce28"/>
          <table:table-cell table:number-columns-repeated="4"/>
        </table:table-row>
        <table:table-row table:style-name="ro1">
          <table:table-cell table:style-name="ce24"/>
          <table:table-cell table:number-columns-repeated="10"/>
        </table:table-row>
        <table:table-row table:style-name="ro1">
          <table:table-cell table:style-name="ce22" office:value-type="string" calcext:value-type="string">
            <text:p>Belt 3</text:p>
          </table:table-cell>
          <table:table-cell table:style-name="ce23"/>
          <table:table-cell table:number-columns-repeated="3"/>
          <table:table-cell table:style-name="ce22" office:value-type="string" calcext:value-type="string">
            <text:p>Belt 4</text:p>
          </table:table-cell>
          <table:table-cell table:style-name="ce23"/>
          <table:table-cell table:number-columns-repeated="4"/>
        </table:table-row>
        <table:table-row table:style-name="ro1">
          <table:table-cell table:style-name="ce22" office:value-type="string" calcext:value-type="string">
            <text:p>Max Size</text:p>
          </table:table-cell>
          <table:table-cell table:style-name="ce51" office:value-type="float" office:value="2200" calcext:value-type="float">
            <text:p>2200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22" office:value-type="string" calcext:value-type="string">
            <text:p>Max Size</text:p>
          </table:table-cell>
          <table:table-cell table:style-name="ce51" office:value-type="float" office:value="2200" calcext:value-type="float">
            <text:p>2200</text:p>
          </table:table-cell>
          <table:table-cell office:value-type="string" calcext:value-type="string">
            <text:p>mm</text:p>
          </table:table-cell>
          <table:table-cell table:number-columns-repeated="3"/>
        </table:table-row>
        <table:table-row table:style-name="ro1">
          <table:table-cell/>
          <table:table-cell table:style-name="ce52" table:formula="of:=[.B11]/25.4" office:value-type="float" office:value="86.6141732283465" calcext:value-type="float">
            <text:p>86.61</text:p>
          </table:table-cell>
          <table:table-cell office:value-type="string" calcext:value-type="string">
            <text:p>in</text:p>
          </table:table-cell>
          <table:table-cell table:number-columns-repeated="3"/>
          <table:table-cell table:style-name="ce52" table:formula="of:=[.G11]/25.4" office:value-type="float" office:value="86.6141732283465" calcext:value-type="float">
            <text:p>86.61</text:p>
          </table:table-cell>
          <table:table-cell office:value-type="string" calcext:value-type="string">
            <text:p>in</text:p>
          </table:table-cell>
          <table:table-cell table:number-columns-repeated="3"/>
        </table:table-row>
        <table:table-row table:style-name="ro1">
          <table:table-cell table:style-name="ce23" table:number-columns-repeated="2"/>
          <table:table-cell table:number-columns-repeated="3"/>
          <table:table-cell table:style-name="ce23" table:number-columns-repeated="2"/>
          <table:table-cell table:number-columns-repeated="4"/>
        </table:table-row>
        <table:table-row table:style-name="ro1">
          <table:table-cell table:style-name="ce24" office:value-type="string" calcext:value-type="string">
            <text:p>Current Size</text:p>
          </table:table-cell>
          <table:table-cell table:style-name="ce53" office:value-type="float" office:value="2200" calcext:value-type="float">
            <text:p>2200</text:p>
          </table:table-cell>
          <table:table-cell table:style-name="ce55" office:value-type="string" calcext:value-type="string">
            <text:p>mm</text:p>
          </table:table-cell>
          <table:table-cell table:style-name="ce57" table:formula="of:=[.B11]-[.B14]" office:value-type="float" office:value="0" calcext:value-type="float">
            <text:p>0</text:p>
          </table:table-cell>
          <table:table-cell table:style-name="ce55" office:value-type="string" calcext:value-type="string">
            <text:p>Extra</text:p>
          </table:table-cell>
          <table:table-cell table:style-name="ce24" office:value-type="string" calcext:value-type="string">
            <text:p>Current Size</text:p>
          </table:table-cell>
          <table:table-cell table:style-name="ce53" office:value-type="float" office:value="2200" calcext:value-type="float">
            <text:p>2200</text:p>
          </table:table-cell>
          <table:table-cell table:style-name="ce55" office:value-type="string" calcext:value-type="string">
            <text:p>mm</text:p>
          </table:table-cell>
          <table:table-cell table:style-name="ce57" table:formula="of:=[.G11]-[.G14]" office:value-type="float" office:value="0" calcext:value-type="float">
            <text:p>0</text:p>
          </table:table-cell>
          <table:table-cell table:style-name="ce55" office:value-type="string" calcext:value-type="string">
            <text:p>Extra</text:p>
          </table:table-cell>
          <table:table-cell/>
        </table:table-row>
        <table:table-row table:style-name="ro1">
          <table:table-cell/>
          <table:table-cell table:style-name="ce28"/>
          <table:table-cell office:value-type="string" calcext:value-type="string">
            <text:p>in</text:p>
          </table:table-cell>
          <table:table-cell table:number-columns-repeated="3"/>
          <table:table-cell table:style-name="ce28"/>
          <table:table-cell office:value-type="string" calcext:value-type="string">
            <text:p>in</text:p>
          </table:table-cell>
          <table:table-cell table:number-columns-repeated="3"/>
        </table:table-row>
        <table:table-row table:style-name="ro1">
          <table:table-cell/>
          <table:table-cell table:style-name="ce28"/>
          <table:table-cell table:number-columns-repeated="4"/>
          <table:table-cell table:style-name="ce28"/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24" office:value-type="string" calcext:value-type="string">
            <text:p>Speed Reduction</text:p>
          </table:table-cell>
          <table:table-cell table:number-columns-repeated="10"/>
        </table:table-row>
        <table:table-row table:style-name="ro1">
          <table:table-cell table:style-name="ce22" office:value-type="string" calcext:value-type="string">
            <text:p>Max Size</text:p>
          </table:table-cell>
          <table:table-cell table:style-name="ce51" office:value-type="float" office:value="480" calcext:value-type="float">
            <text:p>480</text:p>
          </table:table-cell>
          <table:table-cell office:value-type="string" calcext:value-type="string">
            <text:p>mm</text:p>
          </table:table-cell>
          <table:table-cell table:number-columns-repeated="8"/>
        </table:table-row>
        <table:table-row table:style-name="ro1">
          <table:table-cell/>
          <table:table-cell table:style-name="ce52" table:formula="of:=[.B20]/25.4" office:value-type="float" office:value="18.8976377952756" calcext:value-type="float">
            <text:p>18.90</text:p>
          </table:table-cell>
          <table:table-cell office:value-type="string" calcext:value-type="string">
            <text:p>in</text:p>
          </table:table-cell>
          <table:table-cell table:number-columns-repeated="8"/>
        </table:table-row>
        <table:table-row table:style-name="ro1">
          <table:table-cell table:style-name="ce23" table:number-columns-repeated="2"/>
          <table:table-cell table:number-columns-repeated="9"/>
        </table:table-row>
        <table:table-row table:style-name="ro1">
          <table:table-cell table:style-name="ce24" office:value-type="string" calcext:value-type="string">
            <text:p>Current Size</text:p>
          </table:table-cell>
          <table:table-cell table:style-name="ce53" table:formula="of:=[.B24]*25.4" office:value-type="float" office:value="480.1616" calcext:value-type="float">
            <text:p>480</text:p>
          </table:table-cell>
          <table:table-cell table:style-name="ce55" office:value-type="string" calcext:value-type="string">
            <text:p>mm</text:p>
          </table:table-cell>
          <table:table-cell table:style-name="ce13" table:formula="of:=[.B20]-[.B23]" office:value-type="float" office:value="-0.161599999999964" calcext:value-type="float">
            <text:p>-0.2</text:p>
          </table:table-cell>
          <table:table-cell table:number-columns-repeated="7"/>
        </table:table-row>
        <table:table-row table:style-name="ro1">
          <table:table-cell/>
          <table:table-cell table:style-name="ce28" office:value-type="float" office:value="18.904" calcext:value-type="float">
            <text:p>18.90</text:p>
          </table:table-cell>
          <table:table-cell office:value-type="string" calcext:value-type="string">
            <text:p>in</text:p>
          </table:table-cell>
          <table:table-cell table:number-columns-repeated="8"/>
        </table:table-row>
        <table:table-row table:style-name="ro1">
          <table:table-cell table:style-name="ce24"/>
          <table:table-cell table:style-name="ce53"/>
          <table:table-cell table:style-name="ce55"/>
          <table:table-cell table:style-name="ce57"/>
          <table:table-cell table:style-name="ce55"/>
          <table:table-cell table:number-columns-repeated="6"/>
        </table:table-row>
        <table:table-row table:style-name="ro1">
          <table:table-cell table:style-name="ce24" office:value-type="string" calcext:value-type="string">
            <text:p>Reverse Belt</text:p>
          </table:table-cell>
          <table:table-cell table:number-columns-repeated="10"/>
        </table:table-row>
        <table:table-row table:style-name="ro1">
          <table:table-cell table:style-name="ce22" office:value-type="string" calcext:value-type="string">
            <text:p>Max Size</text:p>
          </table:table-cell>
          <table:table-cell table:style-name="ce51" office:value-type="float" office:value="1360" calcext:value-type="float">
            <text:p>1360</text:p>
          </table:table-cell>
          <table:table-cell office:value-type="string" calcext:value-type="string">
            <text:p>mm</text:p>
          </table:table-cell>
          <table:table-cell table:number-columns-repeated="8"/>
        </table:table-row>
        <table:table-row table:style-name="ro1">
          <table:table-cell/>
          <table:table-cell table:style-name="ce52" table:formula="of:=[.B27]/25.4" office:value-type="float" office:value="53.5433070866142" calcext:value-type="float">
            <text:p>53.54</text:p>
          </table:table-cell>
          <table:table-cell office:value-type="string" calcext:value-type="string">
            <text:p>in</text:p>
          </table:table-cell>
          <table:table-cell table:number-columns-repeated="8"/>
        </table:table-row>
        <table:table-row table:style-name="ro1">
          <table:table-cell table:style-name="ce23" table:number-columns-repeated="2"/>
          <table:table-cell table:number-columns-repeated="9"/>
        </table:table-row>
        <table:table-row table:style-name="ro1">
          <table:table-cell table:style-name="ce24" office:value-type="string" calcext:value-type="string">
            <text:p>Current Size</text:p>
          </table:table-cell>
          <table:table-cell table:style-name="ce53" table:formula="of:=[.B31]*25.4" office:value-type="float" office:value="1359.3826" calcext:value-type="float">
            <text:p>1359</text:p>
          </table:table-cell>
          <table:table-cell table:style-name="ce55" office:value-type="string" calcext:value-type="string">
            <text:p>mm</text:p>
          </table:table-cell>
          <table:table-cell table:style-name="ce13" table:formula="of:=[.B27]-[.B30]" office:value-type="float" office:value="0.617400000000089" calcext:value-type="float">
            <text:p>0.6</text:p>
          </table:table-cell>
          <table:table-cell table:number-columns-repeated="7"/>
        </table:table-row>
        <table:table-row table:style-name="ro1">
          <table:table-cell/>
          <table:table-cell table:style-name="ce28" office:value-type="float" office:value="53.519" calcext:value-type="float">
            <text:p>53.52</text:p>
          </table:table-cell>
          <table:table-cell office:value-type="string" calcext:value-type="string">
            <text:p>in</text:p>
          </table:table-cell>
          <table:table-cell table:number-columns-repeated="8"/>
        </table:table-row>
        <table:table-row table:style-name="ro1" table:number-rows-repeated="2">
          <table:table-cell table:number-columns-repeated="2"/>
          <table:table-cell table:style-name="ce56"/>
          <table:table-cell table:number-columns-repeated="8"/>
        </table:table-row>
        <table:table-row table:style-name="ro1">
          <table:table-cell table:number-columns-repeated="2"/>
          <table:table-cell table:style-name="ce56"/>
          <table:table-cell table:number-columns-repeated="8"/>
        </table:table-row>
      </table:table>
      <table:table table:name="Coordinates" table:style-name="ta1">
        <table:shapes>
          <draw:frame draw:z-index="0" draw:style-name="gr1" draw:text-style-name="P1" svg:width="5.411in" svg:height="6.2642in" svg:x="5.463in" svg:y="0.2461in">
            <draw:object draw:notify-on-update-of-ranges="Coordinates.C22:Coordinates.C28 Coordinates.A20:Coordinates.A20 Coordinates.B22:Coordinates.B28 Coordinates.C35:Coordinates.C42 Coordinates.A33:Coordinates.A33 Coordinates.B35:Coordinates.B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9"/>
        <table:table-column table:style-name="co1" table:number-columns-repeated="2" table:default-cell-style-name="ce12"/>
        <table:table-column table:style-name="co1" table:default-cell-style-name="ce36"/>
        <table:table-column table:style-name="co1" table:number-columns-repeated="2" table:default-cell-style-name="Default"/>
        <table:table-row table:style-name="ro1">
          <table:table-cell table:style-name="ce23" office:value-type="string" calcext:value-type="string">
            <text:p>Name</text:p>
          </table:table-cell>
          <table:table-cell table:style-name="ce23" office:value-type="string" calcext:value-type="string">
            <text:p>Belt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ine</text:p>
          </table:table-cell>
          <table:table-cell table:style-name="ce29" office:value-type="string" calcext:value-type="string">
            <text:p>Both</text:p>
          </table:table-cell>
          <table:table-cell table:number-columns-repeated="2" table:style-name="ce35" office:value-type="float" office:value="0" calcext:value-type="float">
            <text:p>0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6</text:p>
          </table:table-cell>
          <table:table-cell table:style-name="ce29" office:value-type="string" calcext:value-type="string">
            <text:p>Single</text:p>
          </table:table-cell>
          <table:table-cell table:style-name="ce35" office:value-type="float" office:value="-39" calcext:value-type="float">
            <text:p>-39.000</text:p>
          </table:table-cell>
          <table:table-cell table:style-name="ce35" table:formula="of:=-44/2" office:value-type="float" office:value="-22" calcext:value-type="float">
            <text:p>-22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3</text:p>
          </table:table-cell>
          <table:table-cell table:style-name="ce29" office:value-type="string" calcext:value-type="string">
            <text:p>Single</text:p>
          </table:table-cell>
          <table:table-cell table:style-name="ce35" office:value-type="float" office:value="39" calcext:value-type="float">
            <text:p>39.000</text:p>
          </table:table-cell>
          <table:table-cell table:style-name="ce35" table:formula="of:=-44/2" office:value-type="float" office:value="-22" calcext:value-type="float">
            <text:p>-22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1</text:p>
          </table:table-cell>
          <table:table-cell table:style-name="ce29" office:value-type="string" calcext:value-type="string">
            <text:p>Single</text:p>
          </table:table-cell>
          <table:table-cell table:style-name="ce35" office:value-type="float" office:value="0" calcext:value-type="float">
            <text:p>0.000</text:p>
          </table:table-cell>
          <table:table-cell table:style-name="ce35" office:value-type="float" office:value="26" calcext:value-type="float">
            <text:p>26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1</text:p>
          </table:table-cell>
          <table:table-cell table:style-name="ce29" office:value-type="string" calcext:value-type="string">
            <text:p>Single</text:p>
          </table:table-cell>
          <table:table-cell table:style-name="ce35" office:value-type="float" office:value="-8" calcext:value-type="float">
            <text:p>-8.000</text:p>
          </table:table-cell>
          <table:table-cell table:style-name="ce35" office:value-type="float" office:value="4" calcext:value-type="float">
            <text:p>4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2</text:p>
          </table:table-cell>
          <table:table-cell table:style-name="ce29" office:value-type="string" calcext:value-type="string">
            <text:p>Single</text:p>
          </table:table-cell>
          <table:table-cell table:style-name="ce35" office:value-type="float" office:value="8" calcext:value-type="float">
            <text:p>8.000</text:p>
          </table:table-cell>
          <table:table-cell table:style-name="ce35" office:value-type="float" office:value="4" calcext:value-type="float">
            <text:p>4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sioner 1</text:p>
          </table:table-cell>
          <table:table-cell table:style-name="ce29" office:value-type="string" calcext:value-type="string">
            <text:p>Single</text:p>
          </table:table-cell>
          <table:table-cell table:style-name="ce35" table:formula="of:=-20+7+7/8" office:value-type="float" office:value="-12.125" calcext:value-type="float">
            <text:p>-12.125</text:p>
          </table:table-cell>
          <table:table-cell table:style-name="ce35" office:value-type="float" office:value="-7" calcext:value-type="float">
            <text:p>-7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5</text:p>
          </table:table-cell>
          <table:table-cell table:style-name="ce29" office:value-type="string" calcext:value-type="string">
            <text:p>Double</text:p>
          </table:table-cell>
          <table:table-cell table:style-name="ce35" office:value-type="float" office:value="39" calcext:value-type="float">
            <text:p>39.000</text:p>
          </table:table-cell>
          <table:table-cell table:style-name="ce35" table:formula="of:=(52+3/4)/2" office:value-type="float" office:value="26.375" calcext:value-type="float">
            <text:p>26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4</text:p>
          </table:table-cell>
          <table:table-cell table:style-name="ce29" office:value-type="string" calcext:value-type="string">
            <text:p>Double</text:p>
          </table:table-cell>
          <table:table-cell table:style-name="ce35" office:value-type="float" office:value="-39" calcext:value-type="float">
            <text:p>-39.000</text:p>
          </table:table-cell>
          <table:table-cell table:style-name="ce35" table:formula="of:=(52+3/4)/2" office:value-type="float" office:value="26.375" calcext:value-type="float">
            <text:p>26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2</text:p>
          </table:table-cell>
          <table:table-cell table:style-name="ce29" office:value-type="string" calcext:value-type="string">
            <text:p>Double</text:p>
          </table:table-cell>
          <table:table-cell table:style-name="ce35" office:value-type="float" office:value="0" calcext:value-type="float">
            <text:p>0.000</text:p>
          </table:table-cell>
          <table:table-cell table:style-name="ce35" office:value-type="float" office:value="-26" calcext:value-type="float">
            <text:p>-26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3</text:p>
          </table:table-cell>
          <table:table-cell table:style-name="ce29" office:value-type="string" calcext:value-type="string">
            <text:p>Single</text:p>
          </table:table-cell>
          <table:table-cell table:style-name="ce35" office:value-type="float" office:value="-8" calcext:value-type="float">
            <text:p>-8.000</text:p>
          </table:table-cell>
          <table:table-cell table:style-name="ce35" office:value-type="float" office:value="-4" calcext:value-type="float">
            <text:p>-4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4</text:p>
          </table:table-cell>
          <table:table-cell table:style-name="ce29" office:value-type="string" calcext:value-type="string">
            <text:p>Single</text:p>
          </table:table-cell>
          <table:table-cell table:style-name="ce35" office:value-type="float" office:value="8" calcext:value-type="float">
            <text:p>8.000</text:p>
          </table:table-cell>
          <table:table-cell table:style-name="ce35" office:value-type="float" office:value="-4" calcext:value-type="float">
            <text:p>-4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sioner 2</text:p>
          </table:table-cell>
          <table:table-cell table:style-name="ce29" office:value-type="string" calcext:value-type="string">
            <text:p>Double</text:p>
          </table:table-cell>
          <table:table-cell table:style-name="ce35" table:formula="of:=20-(6+3/8)" office:value-type="float" office:value="13.625" calcext:value-type="float">
            <text:p>13.625</text:p>
          </table:table-cell>
          <table:table-cell table:style-name="ce35" table:formula="of:=15.25-(4+5/8)" office:value-type="float" office:value="10.625" calcext:value-type="float">
            <text:p>10.625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24" office:value-type="string" calcext:value-type="string">
            <text:p>Main Body Dimensions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Length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office:value-type="string" calcext:value-type="string">
            <text:p>Width</text:p>
          </table:table-cell>
          <table:table-cell table:style-name="Default" office:value-type="float" office:value="30.5" calcext:value-type="float">
            <text:p>30.5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24" office:value-type="string" calcext:value-type="string">
            <text:p>Single Sided Belt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23" office:value-type="string" calcext:value-type="string">
            <text:p>Name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y</text:p>
          </table:table-cell>
          <table:table-cell table:style-name="ce23" office:value-type="string" calcext:value-type="string">
            <text:p>Span</text:p>
          </table:table-cell>
          <table:table-cell table:style-name="ce23" office:value-type="string" calcext:value-type="string">
            <text:p>Deflection</text:p>
          </table:table-cell>
          <table:table-cell table:style-name="ce23" office:value-type="string" calcext:value-type="string">
            <text:p>1/16ths</text:p>
          </table:table-cell>
        </table:table-row>
        <table:table-row table:style-name="ro1">
          <table:table-cell table:formula="of:=[.A2]" office:value-type="string" office:string-value="Engine" calcext:value-type="string">
            <text:p>Engine</text:p>
          </table:table-cell>
          <table:table-cell table:formula="of:=[.C2]" office:value-type="float" office:value="0" calcext:value-type="float">
            <text:p>0.000</text:p>
          </table:table-cell>
          <table:table-cell table:formula="of:=[.D2]" office:value-type="float" office:value="0" calcext:value-type="float">
            <text:p>0.000</text:p>
          </table:table-cell>
          <table:table-cell table:formula="of:=SQRT(([.B23]-[.B22])^2+([.C23]-[.C22])^2)" office:value-type="float" office:value="8.94427190999916" calcext:value-type="float">
            <text:p>8.94</text:p>
          </table:table-cell>
          <table:table-cell table:style-name="ce39" table:formula="of:=[.D22]/64" office:value-type="float" office:value="0.139754248593737" calcext:value-type="float">
            <text:p>0.1398</text:p>
          </table:table-cell>
          <table:table-cell table:style-name="ce19" table:formula="of:=[.E22]*16" office:value-type="float" office:value="2.23606797749979" calcext:value-type="float">
            <text:p>2</text:p>
          </table:table-cell>
        </table:table-row>
        <table:table-row table:style-name="ro1">
          <table:table-cell table:formula="of:=[.A6]" office:value-type="string" office:string-value="Idler 1" calcext:value-type="string">
            <text:p>Idler 1</text:p>
          </table:table-cell>
          <table:table-cell table:formula="of:=[.C6]" office:value-type="float" office:value="-8" calcext:value-type="float">
            <text:p>-8.000</text:p>
          </table:table-cell>
          <table:table-cell table:formula="of:=[.D6]" office:value-type="float" office:value="4" calcext:value-type="float">
            <text:p>4.000</text:p>
          </table:table-cell>
          <table:table-cell table:formula="of:=SQRT(([.B24]-[.B23])^2+([.C24]-[.C23])^2)" office:value-type="float" office:value="40.4598566482878" calcext:value-type="float">
            <text:p>40.46</text:p>
          </table:table-cell>
          <table:table-cell table:style-name="ce39" table:formula="of:=[.D23]/64" office:value-type="float" office:value="0.632185260129497" calcext:value-type="float">
            <text:p>0.6322</text:p>
          </table:table-cell>
          <table:table-cell table:style-name="ce19" table:formula="of:=[.E23]*16" office:value-type="float" office:value="10.114964162072" calcext:value-type="float">
            <text:p>10</text:p>
          </table:table-cell>
        </table:table-row>
        <table:table-row table:style-name="ro1">
          <table:table-cell table:formula="of:=[.A3]" office:value-type="string" office:string-value="Rotor 6" calcext:value-type="string">
            <text:p>Rotor 6</text:p>
          </table:table-cell>
          <table:table-cell table:formula="of:=[.C3]" office:value-type="float" office:value="-39" calcext:value-type="float">
            <text:p>-39.000</text:p>
          </table:table-cell>
          <table:table-cell table:formula="of:=[.D3]" office:value-type="float" office:value="-22" calcext:value-type="float">
            <text:p>-22.000</text:p>
          </table:table-cell>
          <table:table-cell table:formula="of:=SQRT(([.B25]-[.B24])^2+([.C25]-[.C24])^2)" office:value-type="float" office:value="61.8465843842649" calcext:value-type="float">
            <text:p>61.85</text:p>
          </table:table-cell>
          <table:table-cell table:style-name="ce39" table:formula="of:=[.D24]/64" office:value-type="float" office:value="0.966352881004139" calcext:value-type="float">
            <text:p>0.9664</text:p>
          </table:table-cell>
          <table:table-cell table:style-name="ce19" table:formula="of:=[.E24]*16" office:value-type="float" office:value="15.4616460960662" calcext:value-type="float">
            <text:p>15</text:p>
          </table:table-cell>
        </table:table-row>
        <table:table-row table:style-name="ro1">
          <table:table-cell table:formula="of:=[.A5]" office:value-type="string" office:string-value="Rotor 1" calcext:value-type="string">
            <text:p>Rotor 1</text:p>
          </table:table-cell>
          <table:table-cell table:formula="of:=[.C5]" office:value-type="float" office:value="0" calcext:value-type="float">
            <text:p>0.000</text:p>
          </table:table-cell>
          <table:table-cell table:formula="of:=[.D5]" office:value-type="float" office:value="26" calcext:value-type="float">
            <text:p>26.000</text:p>
          </table:table-cell>
          <table:table-cell table:formula="of:=SQRT(([.B26]-[.B25])^2+([.C26]-[.C25])^2)" office:value-type="float" office:value="61.8465843842649" calcext:value-type="float">
            <text:p>61.85</text:p>
          </table:table-cell>
          <table:table-cell table:style-name="ce39" table:formula="of:=[.D25]/64" office:value-type="float" office:value="0.966352881004139" calcext:value-type="float">
            <text:p>0.9664</text:p>
          </table:table-cell>
          <table:table-cell table:style-name="ce19" table:formula="of:=[.E25]*16" office:value-type="float" office:value="15.4616460960662" calcext:value-type="float">
            <text:p>15</text:p>
          </table:table-cell>
        </table:table-row>
        <table:table-row table:style-name="ro1">
          <table:table-cell table:formula="of:=[.A4]" office:value-type="string" office:string-value="Rotor 3" calcext:value-type="string">
            <text:p>Rotor 3</text:p>
          </table:table-cell>
          <table:table-cell table:formula="of:=[.C4]" office:value-type="float" office:value="39" calcext:value-type="float">
            <text:p>39.000</text:p>
          </table:table-cell>
          <table:table-cell table:formula="of:=[.D4]" office:value-type="float" office:value="-22" calcext:value-type="float">
            <text:p>-22.000</text:p>
          </table:table-cell>
          <table:table-cell table:formula="of:=SQRT(([.B27]-[.B26])^2+([.C27]-[.C26])^2)" office:value-type="float" office:value="40.4598566482878" calcext:value-type="float">
            <text:p>40.46</text:p>
          </table:table-cell>
          <table:table-cell table:style-name="ce39" table:formula="of:=[.D26]/64" office:value-type="float" office:value="0.632185260129497" calcext:value-type="float">
            <text:p>0.6322</text:p>
          </table:table-cell>
          <table:table-cell table:style-name="ce19" table:formula="of:=[.E26]*16" office:value-type="float" office:value="10.114964162072" calcext:value-type="float">
            <text:p>10</text:p>
          </table:table-cell>
        </table:table-row>
        <table:table-row table:style-name="ro1">
          <table:table-cell table:formula="of:=[.A7]" office:value-type="string" office:string-value="Idler 2" calcext:value-type="string">
            <text:p>Idler 2</text:p>
          </table:table-cell>
          <table:table-cell table:formula="of:=[.C7]" office:value-type="float" office:value="8" calcext:value-type="float">
            <text:p>8.000</text:p>
          </table:table-cell>
          <table:table-cell table:formula="of:=[.D7]" office:value-type="float" office:value="4" calcext:value-type="float">
            <text:p>4.000</text:p>
          </table:table-cell>
          <table:table-cell table:formula="of:=SQRT(([.B28]-[.B27])^2+([.C28]-[.C27])^2)" office:value-type="float" office:value="8.94427190999916" calcext:value-type="float">
            <text:p>8.94</text:p>
          </table:table-cell>
          <table:table-cell table:style-name="ce39" table:formula="of:=[.D27]/64" office:value-type="float" office:value="0.139754248593737" calcext:value-type="float">
            <text:p>0.1398</text:p>
          </table:table-cell>
          <table:table-cell table:style-name="ce19" table:formula="of:=[.E27]*16" office:value-type="float" office:value="2.23606797749979" calcext:value-type="float">
            <text:p>2</text:p>
          </table:table-cell>
        </table:table-row>
        <table:table-row table:style-name="ro1">
          <table:table-cell table:formula="of:=[.A2]" office:value-type="string" office:string-value="Engine" calcext:value-type="string">
            <text:p>Engine</text:p>
          </table:table-cell>
          <table:table-cell table:formula="of:=[.C2]" office:value-type="float" office:value="0" calcext:value-type="float">
            <text:p>0.000</text:p>
          </table:table-cell>
          <table:table-cell table:formula="of:=[.D2]" office:value-type="float" office:value="0" calcext:value-type="float">
            <text:p>0.000</text:p>
          </table:table-cell>
          <table:table-cell/>
          <table:table-cell table:style-name="ce39"/>
          <table:table-cell table:style-name="ce19"/>
        </table:table-row>
        <table:table-row table:style-name="ro1">
          <table:table-cell table:number-columns-repeated="3"/>
          <table:table-cell table:style-name="ce15"/>
          <table:table-cell table:style-name="ce18"/>
          <table:table-cell table:style-name="ce19"/>
        </table:table-row>
        <table:table-row table:style-name="ro1">
          <table:table-cell table:number-columns-repeated="3"/>
          <table:table-cell table:style-name="ce16" table:formula="of:=SUM([.D22:.D28])" office:value-type="float" office:value="222.501425885104" calcext:value-type="float">
            <text:p>223</text:p>
          </table:table-cell>
          <table:table-cell table:style-name="ce24" office:value-type="string" calcext:value-type="string">
            <text:p>in</text:p>
          </table:table-cell>
          <table:table-cell table:style-name="ce19"/>
        </table:table-row>
        <table:table-row table:style-name="ro1">
          <table:table-cell table:number-columns-repeated="3"/>
          <table:table-cell table:style-name="ce16" table:formula="of:=[.D30]*25.4" office:value-type="float" office:value="5651.53621748163" calcext:value-type="float">
            <text:p>5652</text:p>
          </table:table-cell>
          <table:table-cell table:style-name="ce24" office:value-type="string" calcext:value-type="string">
            <text:p>mm</text:p>
          </table:table-cell>
          <table:table-cell table:style-name="ce19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24" office:value-type="string" calcext:value-type="string">
            <text:p>Double Sided Belt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23" office:value-type="string" calcext:value-type="string">
            <text:p>Name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y</text:p>
          </table:table-cell>
          <table:table-cell table:style-name="ce23" office:value-type="string" calcext:value-type="string">
            <text:p>Span</text:p>
          </table:table-cell>
          <table:table-cell table:style-name="ce23" office:value-type="string" calcext:value-type="string">
            <text:p>Deflection</text:p>
          </table:table-cell>
          <table:table-cell table:style-name="ce23" office:value-type="string" calcext:value-type="string">
            <text:p>1/16ths</text:p>
          </table:table-cell>
        </table:table-row>
        <table:table-row table:style-name="ro1">
          <table:table-cell table:style-name="Default" table:formula="of:=[.A2]" office:value-type="string" office:string-value="Engine" calcext:value-type="string">
            <text:p>Engine</text:p>
          </table:table-cell>
          <table:table-cell table:formula="of:=[.C2]" office:value-type="float" office:value="0" calcext:value-type="float">
            <text:p>0.000</text:p>
          </table:table-cell>
          <table:table-cell table:formula="of:=[.D2]" office:value-type="float" office:value="0" calcext:value-type="float">
            <text:p>0.000</text:p>
          </table:table-cell>
          <table:table-cell table:formula="of:=SQRT(([.B36]-[.B35])^2+([.C36]-[.C35])^2)" office:value-type="float" office:value="17.2780568930653" calcext:value-type="float">
            <text:p>17.28</text:p>
          </table:table-cell>
          <table:table-cell table:style-name="ce39" table:formula="of:=[.D35]/64" office:value-type="float" office:value="0.269969638954145" calcext:value-type="float">
            <text:p>0.2700</text:p>
          </table:table-cell>
          <table:table-cell table:style-name="ce19" table:formula="of:=[.E35]*16" office:value-type="float" office:value="4.31951422326632" calcext:value-type="float">
            <text:p>4</text:p>
          </table:table-cell>
        </table:table-row>
        <table:table-row table:style-name="ro1">
          <table:table-cell table:style-name="Default" table:formula="of:=[.A14]" office:value-type="string" office:string-value="Tensioner 2" calcext:value-type="string">
            <text:p>Tensioner 2</text:p>
          </table:table-cell>
          <table:table-cell table:formula="of:=[.C14]" office:value-type="float" office:value="13.625" calcext:value-type="float">
            <text:p>13.625</text:p>
          </table:table-cell>
          <table:table-cell table:formula="of:=[.D14]" office:value-type="float" office:value="10.625" calcext:value-type="float">
            <text:p>10.625</text:p>
          </table:table-cell>
          <table:table-cell table:formula="of:=SQRT(([.B37]-[.B36])^2+([.C37]-[.C36])^2)" office:value-type="float" office:value="29.865584290283" calcext:value-type="float">
            <text:p>29.87</text:p>
          </table:table-cell>
          <table:table-cell table:style-name="ce39" table:formula="of:=[.D36]/64" office:value-type="float" office:value="0.466649754535672" calcext:value-type="float">
            <text:p>0.4666</text:p>
          </table:table-cell>
          <table:table-cell table:style-name="ce19" table:formula="of:=[.E36]*16" office:value-type="float" office:value="7.46639607257076" calcext:value-type="float">
            <text:p>7</text:p>
          </table:table-cell>
        </table:table-row>
        <table:table-row table:style-name="ro1">
          <table:table-cell table:style-name="Default" table:formula="of:=[.A9]" office:value-type="string" office:string-value="Rotor 5" calcext:value-type="string">
            <text:p>Rotor 5</text:p>
          </table:table-cell>
          <table:table-cell table:formula="of:=[.C9]" office:value-type="float" office:value="39" calcext:value-type="float">
            <text:p>39.000</text:p>
          </table:table-cell>
          <table:table-cell table:formula="of:=[.D9]" office:value-type="float" office:value="26.375" calcext:value-type="float">
            <text:p>26.375</text:p>
          </table:table-cell>
          <table:table-cell table:formula="of:=SQRT(([.B38]-[.B37])^2+([.C38]-[.C37])^2)" office:value-type="float" office:value="43.4009288495074" calcext:value-type="float">
            <text:p>43.40</text:p>
          </table:table-cell>
          <table:table-cell table:style-name="ce39" table:formula="of:=[.D37]/64" office:value-type="float" office:value="0.678139513273552" calcext:value-type="float">
            <text:p>0.6781</text:p>
          </table:table-cell>
          <table:table-cell table:style-name="ce19" table:formula="of:=[.E37]*16" office:value-type="float" office:value="10.8502322123768" calcext:value-type="float">
            <text:p>11</text:p>
          </table:table-cell>
        </table:table-row>
        <table:table-row table:style-name="ro1">
          <table:table-cell table:style-name="Default" table:formula="of:=[.A13]" office:value-type="string" office:string-value="Idler 4" calcext:value-type="string">
            <text:p>Idler 4</text:p>
          </table:table-cell>
          <table:table-cell table:formula="of:=[.C13]" office:value-type="float" office:value="8" calcext:value-type="float">
            <text:p>8.000</text:p>
          </table:table-cell>
          <table:table-cell office:value-type="float" office:value="-4" calcext:value-type="float">
            <text:p>-4.000</text:p>
          </table:table-cell>
          <table:table-cell table:formula="of:=SQRT(([.B39]-[.B38])^2+([.C39]-[.C38])^2)" office:value-type="float" office:value="23.4093998214392" calcext:value-type="float">
            <text:p>23.41</text:p>
          </table:table-cell>
          <table:table-cell table:style-name="ce39" table:formula="of:=[.D38]/64" office:value-type="float" office:value="0.365771872209988" calcext:value-type="float">
            <text:p>0.3658</text:p>
          </table:table-cell>
          <table:table-cell table:style-name="ce19" table:formula="of:=[.E38]*16" office:value-type="float" office:value="5.85234995535981" calcext:value-type="float">
            <text:p>6</text:p>
          </table:table-cell>
        </table:table-row>
        <table:table-row table:style-name="ro1">
          <table:table-cell table:style-name="Default" table:formula="of:=[.A11]" office:value-type="string" office:string-value="Rotor 2" calcext:value-type="string">
            <text:p>Rotor 2</text:p>
          </table:table-cell>
          <table:table-cell table:formula="of:=[.C11]" office:value-type="float" office:value="0" calcext:value-type="float">
            <text:p>0.000</text:p>
          </table:table-cell>
          <table:table-cell table:formula="of:=[.D11]" office:value-type="float" office:value="-26" calcext:value-type="float">
            <text:p>-26.000</text:p>
          </table:table-cell>
          <table:table-cell table:formula="of:=SQRT(([.B40]-[.B39])^2+([.C40]-[.C39])^2)" office:value-type="float" office:value="23.4093998214392" calcext:value-type="float">
            <text:p>23.41</text:p>
          </table:table-cell>
          <table:table-cell table:style-name="ce39" table:formula="of:=[.D39]/64" office:value-type="float" office:value="0.365771872209988" calcext:value-type="float">
            <text:p>0.3658</text:p>
          </table:table-cell>
          <table:table-cell table:style-name="ce19" table:formula="of:=[.E39]*16" office:value-type="float" office:value="5.85234995535981" calcext:value-type="float">
            <text:p>6</text:p>
          </table:table-cell>
        </table:table-row>
        <table:table-row table:style-name="ro1">
          <table:table-cell table:style-name="Default" table:formula="of:=[.A12]" office:value-type="string" office:string-value="Idler 3" calcext:value-type="string">
            <text:p>Idler 3</text:p>
          </table:table-cell>
          <table:table-cell table:formula="of:=[.C12]" office:value-type="float" office:value="-8" calcext:value-type="float">
            <text:p>-8.000</text:p>
          </table:table-cell>
          <table:table-cell office:value-type="float" office:value="-4" calcext:value-type="float">
            <text:p>-4.000</text:p>
          </table:table-cell>
          <table:table-cell table:formula="of:=SQRT(([.B41]-[.B40])^2+([.C41]-[.C40])^2)" office:value-type="float" office:value="43.4009288495074" calcext:value-type="float">
            <text:p>43.40</text:p>
          </table:table-cell>
          <table:table-cell table:style-name="ce39" table:formula="of:=[.D40]/64" office:value-type="float" office:value="0.678139513273552" calcext:value-type="float">
            <text:p>0.6781</text:p>
          </table:table-cell>
          <table:table-cell table:style-name="ce19" table:formula="of:=[.E40]*16" office:value-type="float" office:value="10.8502322123768" calcext:value-type="float">
            <text:p>11</text:p>
          </table:table-cell>
        </table:table-row>
        <table:table-row table:style-name="ro1">
          <table:table-cell table:style-name="Default" table:formula="of:=[.A10]" office:value-type="string" office:string-value="Rotor 4" calcext:value-type="string">
            <text:p>Rotor 4</text:p>
          </table:table-cell>
          <table:table-cell table:formula="of:=[.C10]" office:value-type="float" office:value="-39" calcext:value-type="float">
            <text:p>-39.000</text:p>
          </table:table-cell>
          <table:table-cell table:formula="of:=[.D10]" office:value-type="float" office:value="26.375" calcext:value-type="float">
            <text:p>26.375</text:p>
          </table:table-cell>
          <table:table-cell table:formula="of:=SQRT(([.B42]-[.B41])^2+([.C42]-[.C41])^2)" office:value-type="float" office:value="47.0812130791041" calcext:value-type="float">
            <text:p>47.08</text:p>
          </table:table-cell>
          <table:table-cell table:style-name="ce39" table:formula="of:=[.D41]/64" office:value-type="float" office:value="0.735643954361001" calcext:value-type="float">
            <text:p>0.7356</text:p>
          </table:table-cell>
          <table:table-cell table:style-name="ce19" table:formula="of:=[.E41]*16" office:value-type="float" office:value="11.770303269776" calcext:value-type="float">
            <text:p>12</text:p>
          </table:table-cell>
        </table:table-row>
        <table:table-row table:style-name="ro1">
          <table:table-cell table:style-name="Default" table:formula="of:=[.A2]" office:value-type="string" office:string-value="Engine" calcext:value-type="string">
            <text:p>Engine</text:p>
          </table:table-cell>
          <table:table-cell table:formula="of:=[.C2]" office:value-type="float" office:value="0" calcext:value-type="float">
            <text:p>0.000</text:p>
          </table:table-cell>
          <table:table-cell table:formula="of:=[.D2]" office:value-type="float" office:value="0" calcext:value-type="float">
            <text:p>0.000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Default" table:number-columns-repeated="3"/>
          <table:table-cell table:style-name="ce16" table:formula="of:=SUM([.D35:.D42])" office:value-type="float" office:value="227.845511604346" calcext:value-type="float">
            <text:p>228</text:p>
          </table:table-cell>
          <table:table-cell table:style-name="ce24" office:value-type="string" calcext:value-type="string">
            <text:p>in</text:p>
          </table:table-cell>
          <table:table-cell/>
        </table:table-row>
        <table:table-row table:style-name="ro1">
          <table:table-cell table:style-name="Default" table:number-columns-repeated="3"/>
          <table:table-cell table:style-name="ce16" table:formula="of:=[.D44]*25.4" office:value-type="float" office:value="5787.27599475038" calcext:value-type="float">
            <text:p>5787</text:p>
          </table:table-cell>
          <table:table-cell table:style-name="ce24" office:value-type="string" calcext:value-type="string">
            <text:p>mm</text:p>
          </table:table-cell>
          <table:table-cell/>
        </table:table-row>
      </table:table>
      <table:table table:name="Tension Method 1" table:style-name="ta1">
        <table:table-column table:style-name="co3" table:default-cell-style-name="ce29"/>
        <table:table-column table:style-name="co3" table:default-cell-style-name="ce36"/>
        <table:table-column table:style-name="co4" table:number-columns-repeated="2" table:default-cell-style-name="ce3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row table:style-name="ro2">
          <table:table-cell table:style-name="ce42" office:value-type="string" calcext:value-type="string">
            <text:p>Belt Tension Calculation</text:p>
          </table:table-cell>
          <table:table-cell table:style-name="ce23" table:number-columns-repeated="3"/>
          <table:table-cell table:number-columns-repeated="10"/>
        </table:table-row>
        <table:table-row table:style-name="ro1">
          <table:table-cell table:style-name="ce43" office:value-type="string" calcext:value-type="string">
            <text:p>Max and Min Force to deflect belt <text:s/>1/64” per 1”</text:p>
          </table:table-cell>
          <table:table-cell table:style-name="ce23" table:number-columns-repeated="3"/>
          <table:table-cell table:number-columns-repeated="10"/>
        </table:table-row>
        <table:table-row table:style-name="ro1">
          <table:table-cell table:style-name="ce43" office:value-type="string" calcext:value-type="string">
            <text:p>Assumes Service Factor = 2.0</text:p>
          </table:table-cell>
          <table:table-cell table:style-name="ce23" table:number-columns-repeated="3"/>
          <table:table-cell table:number-columns-repeated="10"/>
        </table:table-row>
        <table:table-row table:style-name="ro3">
          <table:table-cell table:style-name="ce44" office:value-type="string" calcext:value-type="string">
            <text:p>Engine Speed</text:p>
          </table:table-cell>
          <table:table-cell table:style-name="ce44" office:value-type="string" calcext:value-type="string">
            <text:p>Engine Power</text:p>
          </table:table-cell>
          <table:table-cell table:style-name="ce44" office:value-type="string" calcext:value-type="string">
            <text:p>Max Force</text:p>
          </table:table-cell>
          <table:table-cell table:style-name="ce44" office:value-type="string" calcext:value-type="string">
            <text:p>Min Force</text:p>
          </table:table-cell>
          <table:table-cell table:number-columns-repeated="10"/>
        </table:table-row>
        <table:table-row table:style-name="ro1">
          <table:table-cell table:style-name="ce23" office:value-type="string" calcext:value-type="string">
            <text:p>RPM</text:p>
          </table:table-cell>
          <table:table-cell table:style-name="ce23" office:value-type="string" calcext:value-type="string">
            <text:p>Hp</text:p>
          </table:table-cell>
          <table:table-cell table:number-columns-repeated="2" table:style-name="ce23" office:value-type="string" calcext:value-type="string">
            <text:p>lbf</text:p>
          </table:table-cell>
          <table:table-cell table:number-columns-repeated="1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.5" calcext:value-type="float">
            <text:p>16.50</text:p>
          </table:table-cell>
          <table:table-cell table:formula="of:=4000*[.$B6]*2/([.$A6]*[.$B$17])" office:value-type="float" office:value="14.9612367955751" calcext:value-type="float">
            <text:p>14.96</text:p>
          </table:table-cell>
          <table:table-cell table:formula="of:=5000*[.$B6]/([.$A6]*[.$B$17])" office:value-type="float" office:value="9.35077299723444" calcext:value-type="float">
            <text:p>9.35</text:p>
          </table:table-cell>
          <table:table-cell table:number-columns-repeated="10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8.75" calcext:value-type="float">
            <text:p>18.75</text:p>
          </table:table-cell>
          <table:table-cell table:formula="of:=4000*[.$B7]*2/([.$A7]*[.$B$17])" office:value-type="float" office:value="15.4558231359247" calcext:value-type="float">
            <text:p>15.46</text:p>
          </table:table-cell>
          <table:table-cell table:formula="of:=5000*[.$B7]/([.$A7]*[.$B$17])" office:value-type="float" office:value="9.65988945995293" calcext:value-type="float">
            <text:p>9.66</text:p>
          </table:table-cell>
          <table:table-cell table:number-columns-repeated="10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1" calcext:value-type="float">
            <text:p>21.00</text:p>
          </table:table-cell>
          <table:table-cell table:formula="of:=4000*[.$B8]*2/([.$A8]*[.$B$17])" office:value-type="float" office:value="15.8679784195494" calcext:value-type="float">
            <text:p>15.87</text:p>
          </table:table-cell>
          <table:table-cell table:formula="of:=5000*[.$B8]/([.$A8]*[.$B$17])" office:value-type="float" office:value="9.91748651221834" calcext:value-type="float">
            <text:p>9.92</text:p>
          </table:table-cell>
          <table:table-cell table:number-columns-repeated="10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3" calcext:value-type="float">
            <text:p>23.00</text:p>
          </table:table-cell>
          <table:table-cell table:formula="of:=4000*[.$B9]*2/([.$A9]*[.$B$17])" office:value-type="float" office:value="16.0423518087752" calcext:value-type="float">
            <text:p>16.04</text:p>
          </table:table-cell>
          <table:table-cell table:formula="of:=5000*[.$B9]/([.$A9]*[.$B$17])" office:value-type="float" office:value="10.0264698804845" calcext:value-type="float">
            <text:p>10.03</text:p>
          </table:table-cell>
          <table:table-cell table:number-columns-repeated="10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4.75" calcext:value-type="float">
            <text:p>24.75</text:p>
          </table:table-cell>
          <table:table-cell table:formula="of:=4000*[.$B10]*2/([.$A10]*[.$B$17])" office:value-type="float" office:value="16.0298965666876" calcext:value-type="float">
            <text:p>16.03</text:p>
          </table:table-cell>
          <table:table-cell table:formula="of:=5000*[.$B10]/([.$A10]*[.$B$17])" office:value-type="float" office:value="10.0186853541798" calcext:value-type="float">
            <text:p>10.02</text:p>
          </table:table-cell>
          <table:table-cell table:number-columns-repeated="10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6.5" calcext:value-type="float">
            <text:p>26.50</text:p>
          </table:table-cell>
          <table:table-cell table:formula="of:=4000*[.$B11]*2/([.$A11]*[.$B$17])" office:value-type="float" office:value="16.0191020235451" calcext:value-type="float">
            <text:p>16.02</text:p>
          </table:table-cell>
          <table:table-cell table:formula="of:=5000*[.$B11]/([.$A11]*[.$B$17])" office:value-type="float" office:value="10.0119387647157" calcext:value-type="float">
            <text:p>10.01</text:p>
          </table:table-cell>
          <table:table-cell table:number-columns-repeated="10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8" calcext:value-type="float">
            <text:p>28.00</text:p>
          </table:table-cell>
          <table:table-cell table:formula="of:=4000*[.$B12]*2/([.$A12]*[.$B$17])" office:value-type="float" office:value="15.8679784195493" calcext:value-type="float">
            <text:p>15.87</text:p>
          </table:table-cell>
          <table:table-cell table:formula="of:=5000*[.$B12]/([.$A12]*[.$B$17])" office:value-type="float" office:value="9.91748651221834" calcext:value-type="float">
            <text:p>9.92</text:p>
          </table:table-cell>
          <table:table-cell table:number-columns-repeated="10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29" calcext:value-type="float">
            <text:p>29.00</text:p>
          </table:table-cell>
          <table:table-cell table:formula="of:=4000*[.$B13]*2/([.$A13]*[.$B$17])" office:value-type="float" office:value="15.4679453501489" calcext:value-type="float">
            <text:p>15.47</text:p>
          </table:table-cell>
          <table:table-cell table:formula="of:=5000*[.$B13]/([.$A13]*[.$B$17])" office:value-type="float" office:value="9.66746584384309" calcext:value-type="float">
            <text:p>9.67</text:p>
          </table:table-cell>
          <table:table-cell table:number-columns-repeated="10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0" calcext:value-type="float">
            <text:p>30.00</text:p>
          </table:table-cell>
          <table:table-cell table:formula="of:=4000*[.$B14]*2/([.$A14]*[.$B$17])" office:value-type="float" office:value="15.1123603995708" calcext:value-type="float">
            <text:p>15.11</text:p>
          </table:table-cell>
          <table:table-cell table:formula="of:=5000*[.$B14]/([.$A14]*[.$B$17])" office:value-type="float" office:value="9.44522524973176" calcext:value-type="float">
            <text:p>9.45</text:p>
          </table:table-cell>
          <table:table-cell table:number-columns-repeated="10"/>
        </table:table-row>
        <table:table-row table:style-name="ro1">
          <table:table-cell table:style-name="Default" table:number-columns-repeated="4"/>
          <table:table-cell table:number-columns-repeated="10"/>
        </table:table-row>
        <table:table-row table:style-name="ro3">
          <table:table-cell table:style-name="ce44" office:value-type="string" calcext:value-type="string">
            <text:p>Pulley</text:p>
          </table:table-cell>
          <table:table-cell table:style-name="ce44" office:value-type="string" calcext:value-type="string">
            <text:p>Diameter (in)</text:p>
          </table:table-cell>
          <table:table-cell table:style-name="ce23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Engine</text:p>
          </table:table-cell>
          <table:table-cell table:style-name="ce29" office:value-type="float" office:value="4.4114" calcext:value-type="float">
            <text:p>4.4114</text:p>
          </table:table-cell>
          <table:table-cell table:style-name="ce29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Rotor</text:p>
          </table:table-cell>
          <table:table-cell table:style-name="ce29" office:value-type="float" office:value="4.0102" calcext:value-type="float">
            <text:p>4.0102</text:p>
          </table:table-cell>
          <table:table-cell table:style-name="ce29"/>
          <table:table-cell table:style-name="Default"/>
          <table:table-cell table:number-columns-repeated="10"/>
        </table:table-row>
        <table:table-row table:style-name="ro1"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24" office:value-type="string" calcext:value-type="string">
            <text:p>Max and Min Force based off of:</text:p>
          </table:table-cell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24" office:value-type="string" calcext:value-type="string">
            <text:p>http://www.hudsonproducts.com/products/tuflite/beltten.pdf</text:p>
          </table:table-cell>
          <table:table-cell table:style-name="Default" table:number-columns-repeated="3"/>
          <table:table-cell table:number-columns-repeated="10"/>
        </table:table-row>
      </table:table>
      <table:table table:name="Tension Method 2" table:style-name="ta1">
        <table:table-column table:style-name="co1" table:default-cell-style-name="ce45"/>
        <table:table-column table:style-name="co1" table:default-cell-style-name="ce29"/>
        <table:table-column table:style-name="co1" table:number-columns-repeated="2" table:default-cell-style-name="ce35"/>
        <table:table-column table:style-name="co1" table:number-columns-repeated="2" table:default-cell-style-name="ce36"/>
        <table:table-column table:style-name="co11" table:default-cell-style-name="ce47"/>
        <table:table-column table:style-name="co12" table:default-cell-style-name="ce59"/>
        <table:table-column table:style-name="co12" table:default-cell-style-name="Default"/>
        <table:table-column table:style-name="co13" table:default-cell-style-name="ce36"/>
        <table:table-column table:style-name="co1" table:number-columns-repeated="2" table:default-cell-style-name="Default"/>
        <table:table-row table:style-name="ro1">
          <table:table-cell table:style-name="ce24" office:value-type="string" calcext:value-type="string">
            <text:p>Engine Conditions</text:p>
          </table:table-cell>
          <table:table-cell table:style-name="Default" table:number-columns-repeated="6"/>
          <table:table-cell table:style-name="ce23" office:value-type="string" calcext:value-type="string">
            <text:p>Slack Side Tension (N)</text:p>
          </table:table-cell>
          <table:table-cell/>
          <table:table-cell table:style-name="ce24" office:value-type="string" calcext:value-type="string">
            <text:p>Tensioner Settings</text:p>
          </table:table-cell>
          <table:table-cell table:number-columns-repeated="2"/>
        </table:table-row>
        <table:table-row table:style-name="ro1">
          <table:table-cell table:style-name="ce24" office:value-type="string" calcext:value-type="string">
            <text:p>Speed</text:p>
          </table:table-cell>
          <table:table-cell table:style-name="Default" office:value-type="float" office:value="3600" calcext:value-type="float">
            <text:p>3600</text:p>
          </table:table-cell>
          <table:table-cell table:style-name="ce24" office:value-type="string" calcext:value-type="string">
            <text:p>rpm</text:p>
          </table:table-cell>
          <table:table-cell table:style-name="ce28" table:formula="of:=[.B2]*2*PI()/60" office:value-type="float" office:value="376.991118430775" calcext:value-type="float">
            <text:p>376.99</text:p>
          </table:table-cell>
          <table:table-cell table:style-name="ce24" office:value-type="string" calcext:value-type="string">
            <text:p>rad/s</text:p>
          </table:table-cell>
          <table:table-cell table:style-name="Default"/>
          <table:table-cell table:style-name="ce46" office:value-type="string" calcext:value-type="string">
            <text:p>Min</text:p>
          </table:table-cell>
          <table:table-cell table:style-name="ce36" table:formula="of:=0.1*MAX([.I8:.I13])" office:value-type="float" office:value="26.4784774428507" calcext:value-type="float">
            <text:p>26.48</text:p>
          </table:table-cell>
          <table:table-cell/>
          <table:table-cell table:style-name="ce46" office:value-type="string" calcext:value-type="string">
            <text:p>Ang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g</text:p>
          </table:table-cell>
        </table:table-row>
        <table:table-row table:style-name="ro1">
          <table:table-cell table:style-name="ce24" office:value-type="string" calcext:value-type="string">
            <text:p>Power</text:p>
          </table:table-cell>
          <table:table-cell table:style-name="Default" office:value-type="float" office:value="22.37" calcext:value-type="float">
            <text:p>22.37</text:p>
          </table:table-cell>
          <table:table-cell table:style-name="Default" table:number-columns-repeated="4"/>
          <table:table-cell table:style-name="ce46" office:value-type="string" calcext:value-type="string">
            <text:p>Max</text:p>
          </table:table-cell>
          <table:table-cell table:style-name="ce36" table:formula="of:=0.3*MAX([.I8:.I13])" office:value-type="float" office:value="79.435432328552" calcext:value-type="float">
            <text:p>79.44</text:p>
          </table:table-cell>
          <table:table-cell/>
          <table:table-cell table:style-name="ce46" office:value-type="string" calcext:value-type="string">
            <text:p>Force</text:p>
          </table:table-cell>
          <table:table-cell table:style-name="ce28" table:formula="of:=[.H4]*(2*SIN(([.K2]*PI()/180)/2))" office:value-type="float" office:value="13.8245393455993" calcext:value-type="float">
            <text:p>13.8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4"/>
          <table:table-cell table:style-name="Default" table:number-columns-repeated="5"/>
          <table:table-cell table:style-name="ce46" office:value-type="string" calcext:value-type="string">
            <text:p>Average</text:p>
          </table:table-cell>
          <table:table-cell table:style-name="ce36" table:formula="of:=AVERAGE([.H2:.H3])" office:value-type="float" office:value="52.9569548857013" calcext:value-type="float">
            <text:p>52.96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24"/>
          <table:table-cell table:style-name="Default" table:number-columns-repeated="7"/>
          <table:table-cell/>
          <table:table-cell table:style-name="Default"/>
          <table:table-cell table:number-columns-repeated="2"/>
        </table:table-row>
        <table:table-row table:style-name="ro1">
          <table:table-cell table:style-name="ce24" office:value-type="string" calcext:value-type="string">
            <text:p>Single Sided Belt</text:p>
          </table:table-cell>
          <table:table-cell table:style-name="Default" table:number-columns-repeated="7"/>
          <table:table-cell/>
          <table:table-cell table:style-name="Default"/>
          <table:table-cell table:number-columns-repeated="2"/>
        </table:table-row>
        <table:table-row table:style-name="ro1">
          <table:table-cell table:style-name="ce22" office:value-type="string" calcext:value-type="string">
            <text:p>Name</text:p>
          </table:table-cell>
          <table:table-cell table:style-name="ce23" office:value-type="string" calcext:value-type="string">
            <text:p>Diameter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y</text:p>
          </table:table-cell>
          <table:table-cell table:style-name="ce23" office:value-type="string" calcext:value-type="string">
            <text:p>Span (in)</text:p>
          </table:table-cell>
          <table:table-cell table:style-name="ce23" office:value-type="string" calcext:value-type="string">
            <text:p>Power (kW)</text:p>
          </table:table-cell>
          <table:table-cell table:style-name="ce23" office:value-type="string" calcext:value-type="string">
            <text:p>Pulley RPM</text:p>
          </table:table-cell>
          <table:table-cell table:style-name="ce23" office:value-type="string" calcext:value-type="string">
            <text:p>Torque (N-m)</text:p>
          </table:table-cell>
          <table:table-cell table:style-name="ce23" office:value-type="string" calcext:value-type="string">
            <text:p>Effective Tension (N)</text:p>
          </table:table-cell>
          <table:table-cell table:style-name="ce23" office:value-type="string" calcext:value-type="string">
            <text:p>Belt Tension (N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ine</text:p>
          </table:table-cell>
          <table:table-cell office:value-type="float" office:value="0.11205" calcext:value-type="float">
            <text:p>0.11205</text:p>
          </table:table-cell>
          <table:table-cell office:value-type="float" office:value="2.625" calcext:value-type="float">
            <text:p>2.625</text:p>
          </table:table-cell>
          <table:table-cell office:value-type="float" office:value="0" calcext:value-type="float">
            <text:p>0.000</text:p>
          </table:table-cell>
          <table:table-cell office:value-type="float" office:value="39.4317547320684" calcext:value-type="float">
            <text:p>39.43</text:p>
          </table:table-cell>
          <table:table-cell table:formula="of:=[.$B$3]/2" office:value-type="float" office:value="11.185" calcext:value-type="float">
            <text:p>11.19</text:p>
          </table:table-cell>
          <table:table-cell table:formula="of:=[.B2]" office:value-type="float" office:value="3600" calcext:value-type="float">
            <text:p>3,600</text:p>
          </table:table-cell>
          <table:table-cell table:formula="of:=[.F8]*1000/[.G8]/(2*PI()/60)" office:value-type="float" office:value="29.6691339747142" calcext:value-type="float">
            <text:p>29.67</text:p>
          </table:table-cell>
          <table:table-cell table:style-name="ce36" table:formula="of:=[.H8]/([.B8]/2)/2" office:value-type="float" office:value="264.784774428507" calcext:value-type="float">
            <text:p>264.78</text:p>
          </table:table-cell>
          <table:table-cell table:formula="of:=[.J9]-[.I8]" office:value-type="float" office:value="52.9664076024223" calcext:value-type="float">
            <text:p>52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2</text:p>
          </table:table-cell>
          <table:table-cell office:value-type="float" office:value="0.10186" calcext:value-type="float">
            <text:p>0.10186</text:p>
          </table:table-cell>
          <table:table-cell office:value-type="float" office:value="31.9375" calcext:value-type="float">
            <text:p>31.938</text:p>
          </table:table-cell>
          <table:table-cell office:value-type="float" office:value="-26.375" calcext:value-type="float">
            <text:p>-26.375</text:p>
          </table:table-cell>
          <table:table-cell office:value-type="float" office:value="25.2565740204407" calcext:value-type="float">
            <text:p>25.26</text:p>
          </table:table-cell>
          <table:table-cell table:formula="of:=[.F8]/2" office:value-type="float" office:value="5.5925" calcext:value-type="float">
            <text:p>5.59</text:p>
          </table:table-cell>
          <table:table-cell table:formula="of:=[.B2]*1.1" office:value-type="float" office:value="3960" calcext:value-type="float">
            <text:p>3,960</text:p>
          </table:table-cell>
          <table:table-cell table:formula="of:=[.F9]*1000/[.G9]/(2*PI()/60)" office:value-type="float" office:value="13.4859699885064" calcext:value-type="float">
            <text:p>13.49</text:p>
          </table:table-cell>
          <table:table-cell table:style-name="ce36" table:formula="of:=[.H9]/([.B9]/2)/2" office:value-type="float" office:value="132.397113572614" calcext:value-type="float">
            <text:p>132.40</text:p>
          </table:table-cell>
          <table:table-cell table:formula="of:=[.J10]+[.I9]" office:value-type="float" office:value="317.751182030929" calcext:value-type="float">
            <text:p>317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2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.000</text:p>
          </table:table-cell>
          <table:table-cell office:value-type="float" office:value="-12.25" calcext:value-type="float">
            <text:p>-12.250</text:p>
          </table:table-cell>
          <table:table-cell office:value-type="float" office:value="20.7635497928461" calcext:value-type="float">
            <text:p>20.76</text:p>
          </table:table-cell>
          <table:table-cell office:value-type="float" office:value="0" calcext:value-type="float">
            <text:p>0.00</text:p>
          </table:table-cell>
          <table:table-cell table:formula="of:=[.B4]" office:value-type="float" office:value="0" calcext:value-type="float">
            <text:p>0</text:p>
          </table:table-cell>
          <table:table-cell table:formula="of:=[.F10]*1000/[.$D$2]" office:value-type="float" office:value="0" calcext:value-type="float">
            <text:p>0.00</text:p>
          </table:table-cell>
          <table:table-cell table:style-name="ce36" table:formula="of:=[.H10]/([.B10]/2)/2" office:value-type="float" office:value="0" calcext:value-type="float">
            <text:p>0.00</text:p>
          </table:table-cell>
          <table:table-cell table:formula="of:=[.J11]+[.I10]" office:value-type="float" office:value="185.354068458315" calcext:value-type="float">
            <text:p>185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1</text:p>
          </table:table-cell>
          <table:table-cell office:value-type="float" office:value="0.1" calcext:value-type="float">
            <text:p>0.1</text:p>
          </table:table-cell>
          <table:table-cell office:value-type="float" office:value="-9.75" calcext:value-type="float">
            <text:p>-9.750</text:p>
          </table:table-cell>
          <table:table-cell office:value-type="float" office:value="-13" calcext:value-type="float">
            <text:p>-13.000</text:p>
          </table:table-cell>
          <table:table-cell office:value-type="float" office:value="25.9070604517379" calcext:value-type="float">
            <text:p>25.91</text:p>
          </table:table-cell>
          <table:table-cell office:value-type="float" office:value="0" calcext:value-type="float">
            <text:p>0.00</text:p>
          </table:table-cell>
          <table:table-cell table:formula="of:=[.B5]" office:value-type="float" office:value="0" calcext:value-type="float">
            <text:p>0</text:p>
          </table:table-cell>
          <table:table-cell table:formula="of:=[.F11]*1000/[.$D$2]" office:value-type="float" office:value="0" calcext:value-type="float">
            <text:p>0.00</text:p>
          </table:table-cell>
          <table:table-cell table:style-name="ce36" table:formula="of:=[.H11]/([.B11]/2)/2" office:value-type="float" office:value="0" calcext:value-type="float">
            <text:p>0.00</text:p>
          </table:table-cell>
          <table:table-cell table:formula="of:=[.J12]+[.I11]" office:value-type="float" office:value="185.354068458315" calcext:value-type="float">
            <text:p>185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1</text:p>
          </table:table-cell>
          <table:table-cell office:value-type="float" office:value="0.10186" calcext:value-type="float">
            <text:p>0.10186</text:p>
          </table:table-cell>
          <table:table-cell office:value-type="float" office:value="-31.9375" calcext:value-type="float">
            <text:p>-31.938</text:p>
          </table:table-cell>
          <table:table-cell office:value-type="float" office:value="-26.375" calcext:value-type="float">
            <text:p>-26.375</text:p>
          </table:table-cell>
          <table:table-cell office:value-type="float" office:value="26.1877983276563" calcext:value-type="float">
            <text:p>26.19</text:p>
          </table:table-cell>
          <table:table-cell table:formula="of:=[.F8]/2" office:value-type="float" office:value="5.5925" calcext:value-type="float">
            <text:p>5.59</text:p>
          </table:table-cell>
          <table:table-cell table:formula="of:=[.B2]*1.1" office:value-type="float" office:value="3960" calcext:value-type="float">
            <text:p>3,960</text:p>
          </table:table-cell>
          <table:table-cell table:formula="of:=[.F12]*1000/[.G12]/(2*PI()/60)" office:value-type="float" office:value="13.4859699885064" calcext:value-type="float">
            <text:p>13.49</text:p>
          </table:table-cell>
          <table:table-cell table:style-name="ce36" table:formula="of:=[.H12]/([.B12]/2)/2" office:value-type="float" office:value="132.397113572614" calcext:value-type="float">
            <text:p>132.40</text:p>
          </table:table-cell>
          <table:table-cell table:formula="of:=[.J13]+[.I12]" office:value-type="float" office:value="185.354068458315" calcext:value-type="float">
            <text:p>185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sioner 1</text:p>
          </table:table-cell>
          <table:table-cell office:value-type="float" office:value="0.1" calcext:value-type="float">
            <text:p>0.1</text:p>
          </table:table-cell>
          <table:table-cell office:value-type="float" office:value="-12.125" calcext:value-type="float">
            <text:p>-12.125</text:p>
          </table:table-cell>
          <table:table-cell office:value-type="float" office:value="-9.25" calcext:value-type="float">
            <text:p>-9.250</text:p>
          </table:table-cell>
          <table:table-cell office:value-type="float" office:value="17.4104853464802" calcext:value-type="float">
            <text:p>17.41</text:p>
          </table:table-cell>
          <table:table-cell office:value-type="float" office:value="0" calcext:value-type="float">
            <text:p>0.00</text:p>
          </table:table-cell>
          <table:table-cell table:formula="of:=[.B7]" office:value-type="string" office:string-value="Diameter" calcext:value-type="string">
            <text:p>Diameter</text:p>
          </table:table-cell>
          <table:table-cell table:formula="of:=[.F13]*1000/[.$D$2]" office:value-type="float" office:value="0" calcext:value-type="float">
            <text:p>0.00</text:p>
          </table:table-cell>
          <table:table-cell table:style-name="ce36" table:formula="of:=[.H13]/([.B13]/2)/2" office:value-type="float" office:value="0" calcext:value-type="float">
            <text:p>0.00</text:p>
          </table:table-cell>
          <table:table-cell table:formula="of:=[.H4]" office:value-type="float" office:value="52.9569548857013" calcext:value-type="float">
            <text:p>52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ine</text:p>
          </table:table-cell>
          <table:table-cell office:value-type="float" office:value="0.10186" calcext:value-type="float">
            <text:p>0.10186</text:p>
          </table:table-cell>
          <table:table-cell office:value-type="float" office:value="2.625" calcext:value-type="float">
            <text:p>2.625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table:style-name="ce36"/>
          <table:table-cell table:style-name="ce39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currency-style style:name="N126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26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26P2" style:volatile="true">
      <number:currency-symbol/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3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33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33P2" style:volatile="true">
      <number:currency-symbol/>
      <number:text>- </number:text>
    </number:currency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3" loext:min-decimal-places="3" number:min-integer-digits="1" number:grouping="true"/>
    </number:number-style>
    <number:number-style style:name="N138">
      <number:number number:decimal-places="4" loext:min-decimal-places="4" number:min-integer-digits="1" number:grouping="true"/>
    </number:number-style>
    <number:percentage-style style:name="N139">
      <number:number number:decimal-places="1" loext:min-decimal-places="1" number:min-integer-digits="1"/>
      <number:text>%</number:text>
    </number:percentage-style>
    <number:number-style style:name="N140">
      <number:number number:decimal-places="1" loext:min-decimal-places="1" number:min-integer-digits="1"/>
    </number:number-style>
    <number:number-style style:name="N141">
      <number:number number:decimal-places="4" loext:min-decimal-places="4" number:min-integer-digits="1"/>
    </number:number-style>
    <number:number-style style:name="N142P0" style:volatile="true">
      <number:number number:decimal-places="0" loext:min-decimal-places="0" number:min-integer-digits="1"/>
    </number:number-style>
    <number:number-style style:name="N142" number:title="User-defined">
      <style:text-properties fo:color="#ff0000"/>
      <number:text>-</number:text>
      <number:number number:decimal-places="0" loext:min-decimal-places="0" number:min-integer-digits="1"/>
      <style:map style:condition="value()&gt;=0" style:apply-style-name="N142P0"/>
    </number:number-style>
    <number:number-style style:name="N143P0" style:volatile="true">
      <number:number number:decimal-places="1" loext:min-decimal-places="1" number:min-integer-digits="1"/>
    </number:number-style>
    <number:number-style style:name="N143">
      <style:text-properties fo:color="#ff0000"/>
      <number:text>-</number:text>
      <number:number number:decimal-places="1" loext:min-decimal-places="1" number:min-integer-digits="1"/>
      <style:map style:condition="value()&gt;=0" style:apply-style-name="N143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7">00/00/0000</text:date>, <text:time style:data-style-name="N2" text:time-value="11:23:02.2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Peter McCloud</meta:initial-creator>
    <meta:creation-date>2016-02-01T19:35:29.135000000</meta:creation-date>
    <dc:date>2020-06-27T19:58:55.289000000</dc:date>
    <meta:editing-duration>P28DT17H37M12S</meta:editing-duration>
    <meta:editing-cycles>193</meta:editing-cycles>
    <meta:generator>LibreOffice/6.3.4.2$Windows_X86_64 LibreOffice_project/60da17e045e08f1793c57c00ba83cdfce946d0aa</meta:generator>
    <meta:document-statistic meta:table-count="4" meta:cell-count="39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-dash="Ultrafine_20_2_20_Dots_20_3_20_Dashes" svg:stroke-width="0.051cm" svg:stroke-color="#000000" draw:fill-color="#000000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-dash="Fine_20_Dashed" svg:stroke-width="0.051cm" svg:stroke-color="#ff6600" draw:fill-color="#ff66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745cm" svg:height="15.912cm" xlink:href=".." xlink:type="simple" chart:class="chart:scatter" chart:style-name="ch1">
        <chart:legend svg:x="7.805cm" svg:y="13.179cm" style:legend-expansion="custom" chartooo:width="4.686cm" chartooo:height="1.108cm" style:legend-expansion-aspect-ratio="4.22924187725632" chart:style-name="ch2"/>
        <chart:plot-area chart:style-name="ch3" table:cell-range-address="Coordinates.B22:Coordinates.C28 Coordinates.A20:Coordinates.A20 Coordinates.A33:Coordinates.A33 Coordinates.B35:Coordinates.B42" chart:data-source-has-labels="row" svg:x="1.275cm" svg:y="0.318cm" svg:width="12.196cm" svg:height="14.305cm">
          <chartooo:coordinate-region svg:x="1.529cm" svg:y="0.52cm" svg:width="11.75cm" svg:height="13.901cm"/>
          <chart:axis chart:dimension="x" chart:name="primary-x" chart:style-name="ch4">
            <chart:title svg:x="7.22cm" svg:y="14.941cm" chart:style-name="ch5">
              <text:p>Y</text:p>
            </chart:title>
            <chart:grid chart:style-name="ch6" chart:class="major"/>
          </chart:axis>
          <chart:axis chart:dimension="y" chart:name="primary-y" chart:style-name="ch4">
            <chart:title svg:x="0.451cm" svg:y="7.623cm" chart:style-name="ch7">
              <text:p>X</text:p>
            </chart:title>
            <chart:grid chart:style-name="ch6" chart:class="major"/>
          </chart:axis>
          <chart:series chart:style-name="ch8" chart:values-cell-range-address="Coordinates.B22:Coordinates.B28" chart:label-cell-address="Coordinates.A20:Coordinates.A20" chart:class="chart:scatter">
            <chart:domain table:cell-range-address="Coordinates.C22:Coordinates.C28"/>
            <chart:data-point chart:repeated="7"/>
          </chart:series>
          <chart:series chart:style-name="ch9" chart:values-cell-range-address="Coordinates.B35:Coordinates.B42" chart:label-cell-address="Coordinates.A33:Coordinates.A33" chart:class="chart:scatter">
            <chart:domain table:cell-range-address="Coordinates.C35:Coordinates.C42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ingle Sided Belt</text:p>
                <draw:g>
                  <svg:desc>Coordinates.A20:Coordinates.A2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Double Sided Belt</text:p>
                <draw:g>
                  <svg:desc>Coordinates.A33:Coordinates.A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oordinates.C22:Coordinates.C28</svg:desc>
                </draw:g>
              </table:table-cell>
              <table:table-cell office:value-type="float" office:value="0">
                <text:p>0</text:p>
                <draw:g>
                  <svg:desc>Coordinates.B22:Coordinates.B28</svg:desc>
                </draw:g>
              </table:table-cell>
              <table:table-cell office:value-type="float" office:value="0">
                <text:p>0</text:p>
                <draw:g>
                  <svg:desc>Coordinates.C35:Coordinates.C42</svg:desc>
                </draw:g>
              </table:table-cell>
              <table:table-cell office:value-type="float" office:value="0">
                <text:p>0</text:p>
                <draw:g>
                  <svg:desc>Coordinates.B35:Coordinates.B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-8">
                <text:p>-8</text:p>
              </table:table-cell>
              <table:table-cell office:value-type="float" office:value="10.625">
                <text:p>10.625</text:p>
              </table:table-cell>
              <table:table-cell office:value-type="float" office:value="13.625">
                <text:p>13.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2">
                <text:p>-22</text:p>
              </table:table-cell>
              <table:table-cell office:value-type="float" office:value="-39">
                <text:p>-39</text:p>
              </table:table-cell>
              <table:table-cell office:value-type="float" office:value="26.375">
                <text:p>26.37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2">
                <text:p>-22</text:p>
              </table:table-cell>
              <table:table-cell office:value-type="float" office:value="39">
                <text:p>39</text:p>
              </table:table-cell>
              <table:table-cell office:value-type="float" office:value="-26">
                <text:p>-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-4">
                <text:p>-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375">
                <text:p>26.375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Windows_x86 LibreOffice_project/07ac168c60a517dba0f0d7bc7540f5afa45f090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